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1" svg:font-family="FreeSans" style:font-family-generic="roman"/>
    <style:font-face style:name="FreeSans2"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style="italic" style:font-style-asian="italic" style:font-style-complex="italic"/>
    </style:style>
    <style:style style:name="P3" style:family="paragraph" style:parent-style-name="Standard">
      <style:text-properties fo:language="en" fo:country="US" fo:font-weight="bold" style:font-weight-asian="bold" style:font-weight-complex="bold"/>
    </style:style>
    <style:style style:name="P4" style:family="paragraph" style:parent-style-name="Standard">
      <style:text-properties fo:language="en" fo:country="US" fo:font-weight="bold" officeooo:rsid="0022dadd" officeooo:paragraph-rsid="00281355" style:font-weight-asian="bold" style:font-weight-complex="bold"/>
    </style:style>
    <style:style style:name="P5" style:family="paragraph" style:parent-style-name="Standard">
      <style:text-properties fo:language="en" fo:country="US" fo:font-weight="bold" officeooo:rsid="0022dadd" officeooo:paragraph-rsid="0041b957" style:font-weight-asian="bold" style:font-weight-complex="bold"/>
    </style:style>
    <style:style style:name="P6" style:family="paragraph" style:parent-style-name="Standard">
      <style:text-properties fo:language="en" fo:country="US" fo:font-weight="bold" officeooo:rsid="0022dadd" officeooo:paragraph-rsid="0045fccc" style:font-weight-asian="bold" style:font-weight-complex="bold"/>
    </style:style>
    <style:style style:name="P7" style:family="paragraph" style:parent-style-name="Standard">
      <style:text-properties fo:language="en" fo:country="US" fo:font-weight="bold" officeooo:rsid="0022dadd" officeooo:paragraph-rsid="00461483" style:font-weight-asian="bold" style:font-weight-complex="bold"/>
    </style:style>
    <style:style style:name="P8" style:family="paragraph" style:parent-style-name="Standard">
      <style:text-properties fo:language="en" fo:country="US" fo:font-weight="bold" officeooo:rsid="002e60ef" officeooo:paragraph-rsid="002e60ef" style:font-weight-asian="bold" style:font-weight-complex="bold"/>
    </style:style>
    <style:style style:name="P9" style:family="paragraph" style:parent-style-name="Standard">
      <style:text-properties fo:language="en" fo:country="US" fo:font-weight="bold" officeooo:rsid="002e60ef" officeooo:paragraph-rsid="0045fccc" style:font-weight-asian="bold" style:font-weight-complex="bold"/>
    </style:style>
    <style:style style:name="P10" style:family="paragraph" style:parent-style-name="Standard">
      <style:text-properties fo:language="en" fo:country="US" fo:font-weight="bold" officeooo:rsid="0024340a" officeooo:paragraph-rsid="00281355" style:font-weight-asian="bold" style:font-weight-complex="bold"/>
    </style:style>
    <style:style style:name="P11" style:family="paragraph" style:parent-style-name="Standard">
      <style:text-properties fo:language="en" fo:country="US" fo:font-weight="bold" officeooo:rsid="0024340a" officeooo:paragraph-rsid="0024340a" style:font-weight-asian="bold" style:font-weight-complex="bold"/>
    </style:style>
    <style:style style:name="P12" style:family="paragraph" style:parent-style-name="Standard">
      <style:text-properties fo:language="en" fo:country="US" fo:font-weight="bold" officeooo:rsid="0024340a" officeooo:paragraph-rsid="003035b1" style:font-weight-asian="bold" style:font-weight-complex="bold"/>
    </style:style>
    <style:style style:name="P13" style:family="paragraph" style:parent-style-name="Standard">
      <style:text-properties fo:language="en" fo:country="US" fo:font-weight="bold" officeooo:rsid="0024340a" officeooo:paragraph-rsid="0041b957" style:font-weight-asian="bold" style:font-weight-complex="bold"/>
    </style:style>
    <style:style style:name="P14" style:family="paragraph" style:parent-style-name="Standard">
      <style:text-properties fo:language="en" fo:country="US" fo:font-weight="bold" officeooo:rsid="0024340a" officeooo:paragraph-rsid="0045fccc" style:font-weight-asian="bold" style:font-weight-complex="bold"/>
    </style:style>
    <style:style style:name="P15" style:family="paragraph" style:parent-style-name="Standard">
      <style:text-properties fo:language="en" fo:country="US" fo:font-weight="bold" officeooo:rsid="0024340a" officeooo:paragraph-rsid="00461483" style:font-weight-asian="bold" style:font-weight-complex="bold"/>
    </style:style>
    <style:style style:name="P16" style:family="paragraph" style:parent-style-name="Standard">
      <style:text-properties fo:language="en" fo:country="US" fo:font-weight="bold" officeooo:rsid="001e674c" officeooo:paragraph-rsid="001e674c" style:font-weight-asian="bold" style:font-weight-complex="bold"/>
    </style:style>
    <style:style style:name="P17" style:family="paragraph" style:parent-style-name="Standard">
      <style:text-properties fo:language="en" fo:country="US" fo:font-weight="bold" officeooo:rsid="001e674c" officeooo:paragraph-rsid="00281355" style:font-weight-asian="bold" style:font-weight-complex="bold"/>
    </style:style>
    <style:style style:name="P18" style:family="paragraph" style:parent-style-name="Standard">
      <style:text-properties fo:language="en" fo:country="US" fo:font-weight="bold" officeooo:rsid="001e674c" officeooo:paragraph-rsid="002989f7" style:font-weight-asian="bold" style:font-weight-complex="bold"/>
    </style:style>
    <style:style style:name="P19" style:family="paragraph" style:parent-style-name="Standard">
      <style:text-properties fo:language="en" fo:country="US" fo:font-weight="bold" officeooo:rsid="001e674c" officeooo:paragraph-rsid="002cb578" style:font-weight-asian="bold" style:font-weight-complex="bold"/>
    </style:style>
    <style:style style:name="P20" style:family="paragraph" style:parent-style-name="Standard">
      <style:text-properties fo:language="en" fo:country="US" fo:font-weight="bold" officeooo:rsid="001e674c" officeooo:paragraph-rsid="002b36bc" style:font-weight-asian="bold" style:font-weight-complex="bold"/>
    </style:style>
    <style:style style:name="P21" style:family="paragraph" style:parent-style-name="Standard">
      <style:text-properties fo:language="en" fo:country="US" fo:font-weight="bold" officeooo:rsid="001e674c" officeooo:paragraph-rsid="0035e8fa" style:font-weight-asian="bold" style:font-weight-complex="bold"/>
    </style:style>
    <style:style style:name="P22" style:family="paragraph" style:parent-style-name="Standard">
      <style:text-properties fo:language="en" fo:country="US" fo:font-weight="bold" officeooo:rsid="001e674c" officeooo:paragraph-rsid="003a95d1" style:font-weight-asian="bold" style:font-weight-complex="bold"/>
    </style:style>
    <style:style style:name="P23" style:family="paragraph" style:parent-style-name="Standard">
      <style:text-properties fo:language="en" fo:country="US" fo:font-weight="bold" officeooo:rsid="001e674c" officeooo:paragraph-rsid="00355924" style:font-weight-asian="bold" style:font-weight-complex="bold"/>
    </style:style>
    <style:style style:name="P24" style:family="paragraph" style:parent-style-name="Standard">
      <style:text-properties fo:language="en" fo:country="US" fo:font-weight="bold" officeooo:rsid="002e64df" officeooo:paragraph-rsid="002e64df" style:font-weight-asian="bold" style:font-weight-complex="bold"/>
    </style:style>
    <style:style style:name="P25" style:family="paragraph" style:parent-style-name="Standard">
      <style:text-properties fo:language="en" fo:country="US" fo:font-weight="bold" officeooo:rsid="002e64df" officeooo:paragraph-rsid="002ec5f2" style:font-weight-asian="bold" style:font-weight-complex="bold"/>
    </style:style>
    <style:style style:name="P26" style:family="paragraph" style:parent-style-name="Standard">
      <style:text-properties fo:language="en" fo:country="US" fo:font-weight="bold" officeooo:paragraph-rsid="00281355" style:font-weight-asian="bold" style:font-weight-complex="bold"/>
    </style:style>
    <style:style style:name="P27" style:family="paragraph" style:parent-style-name="Standard">
      <style:text-properties fo:language="en" fo:country="US" fo:font-weight="bold" officeooo:paragraph-rsid="002b36bc" style:font-weight-asian="bold" style:font-weight-complex="bold"/>
    </style:style>
    <style:style style:name="P28" style:family="paragraph" style:parent-style-name="Standard">
      <style:text-properties fo:language="en" fo:country="US" fo:font-weight="bold" officeooo:paragraph-rsid="002cb578" style:font-weight-asian="bold" style:font-weight-complex="bold"/>
    </style:style>
    <style:style style:name="P29" style:family="paragraph" style:parent-style-name="Standard">
      <style:text-properties fo:language="en" fo:country="US" fo:font-weight="bold" officeooo:rsid="002cb578" officeooo:paragraph-rsid="002cb578" style:font-weight-asian="bold" style:font-weight-complex="bold"/>
    </style:style>
    <style:style style:name="P30" style:family="paragraph" style:parent-style-name="Standard">
      <style:text-properties fo:language="en" fo:country="US" fo:font-weight="bold" officeooo:rsid="00304bd3" officeooo:paragraph-rsid="00304bd3" style:font-weight-asian="bold" style:font-weight-complex="bold"/>
    </style:style>
    <style:style style:name="P31" style:family="paragraph" style:parent-style-name="Standard">
      <style:text-properties fo:language="en" fo:country="US" fo:font-weight="bold" officeooo:rsid="00338f8e" officeooo:paragraph-rsid="00338f8e" style:font-weight-asian="bold" style:font-weight-complex="bold"/>
    </style:style>
    <style:style style:name="P32" style:family="paragraph" style:parent-style-name="Standard">
      <style:text-properties fo:language="en" fo:country="US" fo:font-weight="bold" officeooo:rsid="00338f8e" officeooo:paragraph-rsid="0035e8fa" style:font-weight-asian="bold" style:font-weight-complex="bold"/>
    </style:style>
    <style:style style:name="P33" style:family="paragraph" style:parent-style-name="Standard">
      <style:text-properties fo:language="en" fo:country="US" fo:font-weight="bold" officeooo:rsid="00338f8e" officeooo:paragraph-rsid="003a95d1" style:font-weight-asian="bold" style:font-weight-complex="bold"/>
    </style:style>
    <style:style style:name="P34" style:family="paragraph" style:parent-style-name="Standard">
      <style:text-properties fo:language="en" fo:country="US" fo:font-weight="bold" officeooo:rsid="00338f8e" officeooo:paragraph-rsid="00355924" style:font-weight-asian="bold" style:font-weight-complex="bold"/>
    </style:style>
    <style:style style:name="P35" style:family="paragraph" style:parent-style-name="Standard">
      <style:text-properties fo:language="en" fo:country="US" fo:font-weight="bold" officeooo:paragraph-rsid="0035e8fa" style:font-weight-asian="bold" style:font-weight-complex="bold"/>
    </style:style>
    <style:style style:name="P36" style:family="paragraph" style:parent-style-name="Standard">
      <style:text-properties fo:language="en" fo:country="US" fo:font-weight="bold" officeooo:paragraph-rsid="003a95d1" style:font-weight-asian="bold" style:font-weight-complex="bold"/>
    </style:style>
    <style:style style:name="P37" style:family="paragraph" style:parent-style-name="Standard">
      <style:text-properties fo:language="en" fo:country="US" fo:font-weight="bold" officeooo:paragraph-rsid="00355924" style:font-weight-asian="bold" style:font-weight-complex="bold"/>
    </style:style>
    <style:style style:name="P38" style:family="paragraph" style:parent-style-name="Standard">
      <style:text-properties fo:language="en" fo:country="US" fo:font-weight="bold" officeooo:rsid="004bcef5" officeooo:paragraph-rsid="004bcef5" fo:background-color="#ff6600" style:font-weight-asian="bold" style:font-weight-complex="bold"/>
    </style:style>
    <style:style style:name="P39" style:family="paragraph" style:parent-style-name="Standard">
      <style:text-properties fo:language="en" fo:country="US" officeooo:paragraph-rsid="0042bb6d"/>
    </style:style>
    <style:style style:name="P40" style:family="paragraph" style:parent-style-name="Standard">
      <style:text-properties fo:language="en" fo:country="US" officeooo:paragraph-rsid="0045fccc"/>
    </style:style>
    <style:style style:name="P41" style:family="paragraph" style:parent-style-name="Text_20_body">
      <style:text-properties fo:language="en" fo:country="US" fo:font-style="italic" style:font-style-asian="italic" style:font-style-complex="italic"/>
    </style:style>
    <style:style style:name="P42" style:family="paragraph" style:parent-style-name="Standard">
      <style:text-properties fo:language="en" fo:country="US" fo:font-style="italic" officeooo:rsid="0042bb6d" officeooo:paragraph-rsid="0042bb6d" style:font-style-asian="italic" style:font-style-complex="italic"/>
    </style:style>
    <style:style style:name="P43" style:family="paragraph" style:parent-style-name="Standard">
      <style:text-properties fo:language="en" fo:country="US" fo:font-style="italic" fo:font-weight="normal" officeooo:rsid="0045fccc" officeooo:paragraph-rsid="0045fccc" style:font-style-asian="italic" style:font-weight-asian="normal" style:font-style-complex="italic" style:font-weight-complex="normal"/>
    </style:style>
    <style:style style:name="P44" style:family="paragraph" style:parent-style-name="Standard">
      <style:text-properties fo:font-weight="bold" officeooo:paragraph-rsid="004c97e4" style:font-weight-asian="bold" style:font-weight-complex="bold"/>
    </style:style>
    <style:style style:name="P45" style:family="paragraph" style:parent-style-name="Standard" style:list-style-name="L1">
      <style:text-properties officeooo:paragraph-rsid="004c97e4"/>
    </style:style>
    <style:style style:name="P46" style:family="paragraph" style:parent-style-name="Standard">
      <style:text-properties officeooo:paragraph-rsid="004c97e4"/>
    </style:style>
    <style:style style:name="P47" style:family="paragraph" style:parent-style-name="Heading_20_1">
      <style:text-properties fo:language="en" fo:country="US"/>
    </style:style>
    <style:style style:name="P48" style:family="paragraph" style:parent-style-name="Heading_20_1">
      <style:text-properties fo:language="en" fo:country="US" fo:font-weight="bold" style:font-weight-asian="bold" style:font-weight-complex="bold"/>
    </style:style>
    <style:style style:name="P49" style:family="paragraph" style:parent-style-name="Heading_20_1">
      <style:text-properties fo:language="en" fo:country="US" officeooo:paragraph-rsid="0041b957"/>
    </style:style>
    <style:style style:name="P50" style:family="paragraph" style:parent-style-name="Heading_20_1">
      <style:text-properties fo:language="en" fo:country="US" officeooo:paragraph-rsid="0045fccc"/>
    </style:style>
    <style:style style:name="P51" style:family="paragraph" style:parent-style-name="Heading_20_1">
      <style:text-properties officeooo:paragraph-rsid="004c97e4"/>
    </style:style>
    <style:style style:name="P52" style:family="paragraph" style:parent-style-name="Heading_20_1" style:master-page-name="MP0">
      <style:paragraph-properties style:page-number="auto" fo:break-before="page"/>
      <style:text-properties officeooo:paragraph-rsid="004c97e4"/>
    </style:style>
    <style:style style:name="P53" style:family="paragraph" style:parent-style-name="List_20_Paragraph" style:list-style-name="L1">
      <style:text-properties officeooo:paragraph-rsid="004c97e4"/>
    </style:style>
    <style:style style:name="P54" style:family="paragraph" style:parent-style-name="Normal">
      <style:text-properties fo:font-style="italic" officeooo:paragraph-rsid="004c97e4" style:font-style-asian="italic"/>
    </style:style>
    <style:style style:name="P55" style:family="paragraph" style:parent-style-name="Normal">
      <style:text-properties fo:font-weight="bold" officeooo:paragraph-rsid="004c97e4" style:font-weight-asian="bold"/>
    </style:style>
    <style:style style:name="P56" style:family="paragraph" style:parent-style-name="Normal">
      <style:text-properties officeooo:paragraph-rsid="004c97e4"/>
    </style:style>
    <style:style style:name="P57" style:family="paragraph" style:parent-style-name="Normal">
      <style:paragraph-properties fo:hyphenation-ladder-count="no-limit" fo:break-before="page"/>
      <style:text-properties fo:font-weight="bold" officeooo:paragraph-rsid="004c97e4" style:font-weight-asian="bold" style:font-weight-complex="bold" fo:hyphenate="true"/>
    </style:style>
    <style:style style:name="T1" style:family="text">
      <style:text-properties fo:font-style="italic" fo:font-weight="normal" officeooo:rsid="00461483" style:font-style-asian="italic" style:font-weight-asian="normal" style:font-style-complex="italic" style:font-weight-complex="normal"/>
    </style:style>
    <style:style style:name="T2" style:family="text">
      <style:text-properties fo:font-style="italic" fo:font-weight="normal" officeooo:rsid="0045fccc"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font-weight="normal" officeooo:rsid="001e674c" style:font-weight-asian="normal" style:font-weight-complex="normal"/>
    </style:style>
    <style:style style:name="T5" style:family="text">
      <style:text-properties fo:font-weight="normal" officeooo:rsid="001ffcee" style:font-weight-asian="normal" style:font-weight-complex="normal"/>
    </style:style>
    <style:style style:name="T6" style:family="text">
      <style:text-properties fo:font-weight="normal" officeooo:rsid="0021e584" style:font-weight-asian="normal" style:font-weight-complex="normal"/>
    </style:style>
    <style:style style:name="T7" style:family="text">
      <style:text-properties fo:font-weight="normal" officeooo:rsid="0022dadd" style:font-weight-asian="normal" style:font-weight-complex="normal"/>
    </style:style>
    <style:style style:name="T8" style:family="text">
      <style:text-properties fo:font-weight="normal" officeooo:rsid="0026b811" style:font-weight-asian="normal" style:font-weight-complex="normal"/>
    </style:style>
    <style:style style:name="T9" style:family="text">
      <style:text-properties fo:font-weight="normal" officeooo:rsid="00281355" style:font-weight-asian="normal" style:font-weight-complex="normal"/>
    </style:style>
    <style:style style:name="T10" style:family="text">
      <style:text-properties fo:font-weight="normal" officeooo:rsid="002989f7" style:font-weight-asian="normal" style:font-weight-complex="normal"/>
    </style:style>
    <style:style style:name="T11" style:family="text">
      <style:text-properties fo:font-weight="normal" officeooo:rsid="002b36bc" style:font-weight-asian="normal" style:font-weight-complex="normal"/>
    </style:style>
    <style:style style:name="T12" style:family="text">
      <style:text-properties fo:font-weight="normal" officeooo:rsid="002cb578" style:font-weight-asian="normal" style:font-weight-complex="normal"/>
    </style:style>
    <style:style style:name="T13" style:family="text">
      <style:text-properties fo:font-weight="normal" officeooo:rsid="002f06ec" style:font-weight-asian="normal" style:font-weight-complex="normal"/>
    </style:style>
    <style:style style:name="T14" style:family="text">
      <style:text-properties fo:font-weight="normal" officeooo:rsid="003035b1" style:font-weight-asian="normal" style:font-weight-complex="normal"/>
    </style:style>
    <style:style style:name="T15" style:family="text">
      <style:text-properties fo:font-weight="normal" officeooo:rsid="00304bd3" style:font-weight-asian="normal" style:font-weight-complex="normal"/>
    </style:style>
    <style:style style:name="T16" style:family="text">
      <style:text-properties fo:font-weight="normal" officeooo:rsid="003240bd" style:font-weight-asian="normal" style:font-weight-complex="normal"/>
    </style:style>
    <style:style style:name="T17" style:family="text">
      <style:text-properties fo:font-weight="normal" officeooo:rsid="00338f8e" style:font-weight-asian="normal" style:font-weight-complex="normal"/>
    </style:style>
    <style:style style:name="T18" style:family="text">
      <style:text-properties fo:font-weight="normal" officeooo:rsid="00355924" style:font-weight-asian="normal" style:font-weight-complex="normal"/>
    </style:style>
    <style:style style:name="T19" style:family="text">
      <style:text-properties fo:font-weight="normal" officeooo:rsid="0035e8fa" style:font-weight-asian="normal" style:font-weight-complex="normal"/>
    </style:style>
    <style:style style:name="T20" style:family="text">
      <style:text-properties fo:font-weight="normal" officeooo:rsid="0037b30d" style:font-weight-asian="normal" style:font-weight-complex="normal"/>
    </style:style>
    <style:style style:name="T21" style:family="text">
      <style:text-properties fo:font-weight="normal" officeooo:rsid="003a95d1" style:font-weight-asian="normal" style:font-weight-complex="normal"/>
    </style:style>
    <style:style style:name="T22" style:family="text">
      <style:text-properties fo:font-weight="normal" officeooo:rsid="003c171a" style:font-weight-asian="normal" style:font-weight-complex="normal"/>
    </style:style>
    <style:style style:name="T23" style:family="text">
      <style:text-properties fo:font-weight="normal" officeooo:rsid="003e39ce" style:font-weight-asian="normal" style:font-weight-complex="normal"/>
    </style:style>
    <style:style style:name="T24" style:family="text">
      <style:text-properties fo:font-weight="normal" officeooo:rsid="003e9ab6" style:font-weight-asian="normal" style:font-weight-complex="normal"/>
    </style:style>
    <style:style style:name="T25" style:family="text">
      <style:text-properties fo:font-weight="normal" officeooo:rsid="003f80d1" style:font-weight-asian="normal" style:font-weight-complex="normal"/>
    </style:style>
    <style:style style:name="T26" style:family="text">
      <style:text-properties fo:font-weight="normal" officeooo:rsid="0042bb6d" style:font-weight-asian="normal" style:font-weight-complex="normal"/>
    </style:style>
    <style:style style:name="T27" style:family="text">
      <style:text-properties fo:font-weight="normal" officeooo:rsid="00433586" style:font-weight-asian="normal" style:font-weight-complex="normal"/>
    </style:style>
    <style:style style:name="T28" style:family="text">
      <style:text-properties fo:font-weight="normal" officeooo:rsid="00449a23" style:font-weight-asian="normal" style:font-weight-complex="normal"/>
    </style:style>
    <style:style style:name="T29" style:family="text">
      <style:text-properties fo:font-weight="normal" officeooo:rsid="0045fccc" style:font-weight-asian="normal" style:font-weight-complex="normal"/>
    </style:style>
    <style:style style:name="T30" style:family="text">
      <style:text-properties fo:font-weight="normal" officeooo:rsid="00461483" style:font-weight-asian="normal" style:font-weight-complex="normal"/>
    </style:style>
    <style:style style:name="T31" style:family="text">
      <style:text-properties fo:font-weight="normal" officeooo:rsid="004694e0" style:font-weight-asian="normal" style:font-weight-complex="normal"/>
    </style:style>
    <style:style style:name="T32" style:family="text">
      <style:text-properties fo:font-weight="normal" officeooo:rsid="004a3c82" style:font-weight-asian="normal" style:font-weight-complex="normal"/>
    </style:style>
    <style:style style:name="T33" style:family="text">
      <style:text-properties fo:font-weight="normal" officeooo:rsid="004a5439" style:font-weight-asian="normal" style:font-weight-complex="normal"/>
    </style:style>
    <style:style style:name="T34" style:family="text">
      <style:text-properties fo:font-weight="normal" officeooo:rsid="00461483" fo:background-color="#ff6600" loext:char-shading-value="0" style:font-weight-asian="normal" style:font-weight-complex="normal"/>
    </style:style>
    <style:style style:name="T35" style:family="text">
      <style:text-properties fo:font-weight="normal" officeooo:rsid="004a3c82" fo:background-color="#ff6600" loext:char-shading-value="0" style:font-weight-asian="normal" style:font-weight-complex="normal"/>
    </style:style>
    <style:style style:name="T36" style:family="text">
      <style:text-properties officeooo:rsid="001e674c"/>
    </style:style>
    <style:style style:name="T37" style:family="text">
      <style:text-properties style:use-window-font-color="true" fo:font-weight="normal" officeooo:rsid="001ffcee" style:font-weight-asian="normal" style:font-weight-complex="normal"/>
    </style:style>
    <style:style style:name="T38" style:family="text">
      <style:text-properties style:use-window-font-color="true" fo:font-weight="normal" officeooo:rsid="0026b811" style:font-weight-asian="normal" style:font-weight-complex="normal"/>
    </style:style>
    <style:style style:name="T39" style:family="text">
      <style:text-properties fo:color="#ff3300" fo:font-weight="normal" officeooo:rsid="001ffcee" style:font-weight-asian="normal" style:font-weight-complex="normal"/>
    </style:style>
    <style:style style:name="T40" style:family="text">
      <style:text-properties officeooo:rsid="0022dadd"/>
    </style:style>
    <style:style style:name="T41" style:family="text">
      <style:text-properties fo:color="#0084d1"/>
    </style:style>
    <style:style style:name="T42" style:family="text">
      <style:text-properties fo:color="#0084d1" fo:font-weight="normal" style:font-weight-asian="normal" style:font-weight-complex="normal"/>
    </style:style>
    <style:style style:name="T43" style:family="text">
      <style:text-properties fo:color="#0084d1" fo:font-weight="normal" officeooo:rsid="0021e584" style:font-weight-asian="normal" style:font-weight-complex="normal"/>
    </style:style>
    <style:style style:name="T44" style:family="text">
      <style:text-properties fo:color="#0084d1" fo:font-weight="normal" officeooo:rsid="003035b1" style:font-weight-asian="normal" style:font-weight-complex="normal"/>
    </style:style>
    <style:style style:name="T45" style:family="text">
      <style:text-properties fo:color="#0084d1" fo:font-weight="normal" officeooo:rsid="00304bd3" style:font-weight-asian="normal" style:font-weight-complex="normal"/>
    </style:style>
    <style:style style:name="T46" style:family="text">
      <style:text-properties fo:font-style="normal" style:font-style-asian="normal" style:font-style-complex="normal"/>
    </style:style>
    <style:style style:name="T47" style:family="text">
      <style:text-properties fo:font-style="normal" officeooo:rsid="0035e8fa" style:font-style-asian="normal" style:font-style-complex="normal"/>
    </style:style>
    <style:style style:name="T48" style:family="text">
      <style:text-properties fo:font-style="normal" officeooo:rsid="003950f9" style:font-style-asian="normal" style:font-style-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355924" style:font-style-asian="normal" style:font-weight-asian="normal" style:font-style-complex="normal" style:font-weight-complex="normal"/>
    </style:style>
    <style:style style:name="T51" style:family="text">
      <style:text-properties fo:font-style="normal" fo:font-weight="normal" officeooo:rsid="0035e8fa" style:font-style-asian="normal" style:font-weight-asian="normal" style:font-style-complex="normal" style:font-weight-complex="normal"/>
    </style:style>
    <style:style style:name="T52" style:family="text">
      <style:text-properties fo:font-style="normal" fo:font-weight="normal" officeooo:rsid="0037f883" style:font-style-asian="normal" style:font-weight-asian="normal" style:font-style-complex="normal" style:font-weight-complex="normal"/>
    </style:style>
    <style:style style:name="T53" style:family="text">
      <style:text-properties fo:font-style="normal" fo:font-weight="normal" officeooo:rsid="003950f9" style:font-style-asian="normal" style:font-weight-asian="normal" style:font-style-complex="normal" style:font-weight-complex="normal"/>
    </style:style>
    <style:style style:name="T54" style:family="text">
      <style:text-properties fo:font-style="normal" fo:font-weight="normal" officeooo:rsid="003a95d1" style:font-style-asian="normal" style:font-weight-asian="normal" style:font-style-complex="normal" style:font-weight-complex="normal"/>
    </style:style>
    <style:style style:name="T55" style:family="text">
      <style:text-properties fo:font-style="normal" fo:font-weight="normal" officeooo:rsid="003b4b82" style:font-style-asian="normal" style:font-weight-asian="normal" style:font-style-complex="normal" style:font-weight-complex="normal"/>
    </style:style>
    <style:style style:name="T56" style:family="text">
      <style:text-properties fo:font-style="normal" fo:font-weight="normal" officeooo:rsid="003b8563" style:font-style-asian="normal" style:font-weight-asian="normal" style:font-style-complex="normal" style:font-weight-complex="normal"/>
    </style:style>
    <style:style style:name="T57" style:family="text">
      <style:text-properties fo:font-style="normal" fo:font-weight="normal" officeooo:rsid="003cdfea" style:font-style-asian="normal" style:font-weight-asian="normal" style:font-style-complex="normal" style:font-weight-complex="normal"/>
    </style:style>
    <style:style style:name="T58" style:family="text">
      <style:text-properties officeooo:rsid="003035b1"/>
    </style:style>
    <style:style style:name="T59" style:family="text">
      <style:text-properties officeooo:rsid="00304bd3"/>
    </style:style>
    <style:style style:name="T60" style:family="text">
      <style:text-properties officeooo:rsid="003c6db4"/>
    </style:style>
    <style:style style:name="T61" style:family="text">
      <style:text-properties officeooo:rsid="0041b957"/>
    </style:style>
    <style:style style:name="T62" style:family="text">
      <style:text-properties officeooo:rsid="00484740"/>
    </style:style>
    <style:style style:name="T63" style:family="text">
      <style:text-properties fo:font-weight="bold" style:font-weight-asian="bold" style:font-weight-complex="bold"/>
    </style:style>
    <style:style style:name="T64" style:family="text">
      <style:text-properties fo:color="#1f497d"/>
    </style:style>
    <text:list-style style:name="L1">
      <text:list-level-style-bullet text:level="1" text:style-name="WW_5f_CharLFO1LVL1" text:bullet-char="-">
        <style:list-level-properties text:space-before="0.25in" text:min-label-width="0.25in"/>
        <style:text-properties style:font-name="Liberation Serif"/>
      </text:list-level-style-bullet>
      <text:list-level-style-bullet text:level="2" text:style-name="WW_5f_CharLFO1LVL2" text:bullet-char="o">
        <style:list-level-properties text:space-before="0.75in" text:min-label-width="0.25in"/>
        <style:text-properties style:font-name="Courier New"/>
      </text:list-level-style-bullet>
      <text:list-level-style-bullet text:level="3" text:style-name="WW_5f_CharLFO1LVL3" text:bullet-char="">
        <style:list-level-properties text:space-before="1.25in" text:min-label-width="0.25in"/>
        <style:text-properties style:font-name="Wingdings"/>
      </text:list-level-style-bullet>
      <text:list-level-style-bullet text:level="4" text:style-name="WW_5f_CharLFO1LVL4" text:bullet-char="">
        <style:list-level-properties text:space-before="1.75in" text:min-label-width="0.25in"/>
        <style:text-properties style:font-name="Symbol"/>
      </text:list-level-style-bullet>
      <text:list-level-style-bullet text:level="5" text:style-name="WW_5f_CharLFO1LVL5" text:bullet-char="o">
        <style:list-level-properties text:space-before="2.25in" text:min-label-width="0.25in"/>
        <style:text-properties style:font-name="Courier New"/>
      </text:list-level-style-bullet>
      <text:list-level-style-bullet text:level="6" text:style-name="WW_5f_CharLFO1LVL6" text:bullet-char="">
        <style:list-level-properties text:space-before="2.75in" text:min-label-width="0.25in"/>
        <style:text-properties style:font-name="Wingdings"/>
      </text:list-level-style-bullet>
      <text:list-level-style-bullet text:level="7" text:style-name="WW_5f_CharLFO1LVL7" text:bullet-char="">
        <style:list-level-properties text:space-before="3.25in" text:min-label-width="0.25in"/>
        <style:text-properties style:font-name="Symbol"/>
      </text:list-level-style-bullet>
      <text:list-level-style-bullet text:level="8" text:style-name="WW_5f_CharLFO1LVL8" text:bullet-char="o">
        <style:list-level-properties text:space-before="3.75in" text:min-label-width="0.25in"/>
        <style:text-properties style:font-name="Courier New"/>
      </text:list-level-style-bullet>
      <text:list-level-style-bullet text:level="9" text:style-name="WW_5f_CharLFO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Use cases 1</text:h>
      <text:p text:style-name="P54">Create an account, login including access controls (admin, user, guest)</text:p>
      <text:p text:style-name="P56"/>
      <text:p text:style-name="P46"><text:span text:style-name="Default_20_Paragraph_20_Font"><text:span text:style-name="T63">Title:</text:span></text:span> Create account</text:p>
      <text:p text:style-name="P46"><text:span text:style-name="Default_20_Paragraph_20_Font"><text:span text:style-name="T63">Actors:</text:span></text:span> guest</text:p>
      <text:p text:style-name="P46"><text:span text:style-name="Default_20_Paragraph_20_Font"><text:span text:style-name="T63">Primary Actor:</text:span></text:span> guest</text:p>
      <text:p text:style-name="P46"><text:span text:style-name="Default_20_Paragraph_20_Font"><text:span text:style-name="T63">Precondition: </text:span></text:span>The Create Account form is shown allowing a user to fill in the require user’s information such as Username, Password, Phone Number, Email….</text:p>
      <text:p text:style-name="P46"><text:span text:style-name="Default_20_Paragraph_20_Font"><text:span text:style-name="T63">Basic flow:</text:span></text:span> The guest press Create Account and fill in all the required fields. If the email address or phone number that the guest has filled in is already in the database, the guest will see a message box saying that the email or phone number has been registered. The guest will have to complete some of the other boxes again. The guest may have to do this a few times until his information have been accepted by the system. The guest can cancel the creating account by pressing button “Cancel” during the process of Creating Account. A successful creating account leads user to his account with more set of operations.</text:p>
      <text:p text:style-name="P44"/>
      <text:p text:style-name="P46"><text:span text:style-name="Default_20_Paragraph_20_Font"><text:span text:style-name="T63">Title:</text:span></text:span> Login</text:p>
      <text:p text:style-name="P46"><text:span text:style-name="Default_20_Paragraph_20_Font"><text:span text:style-name="T63">Actors:</text:span></text:span> logged-in user, admin</text:p>
      <text:p text:style-name="P46"><text:span text:style-name="Default_20_Paragraph_20_Font"><text:span text:style-name="T63">Primary Actor:</text:span></text:span> guest</text:p>
      <text:p text:style-name="P46"><text:span text:style-name="Default_20_Paragraph_20_Font"><text:span text:style-name="T63">Precondition: </text:span></text:span>A login form is shown requesting for Username and Password.</text:p>
      <text:p text:style-name="P46"><text:span text:style-name="Default_20_Paragraph_20_Font"><text:span text:style-name="T63">Basic flow:</text:span></text:span> A guest has to fill in his Username and Password and press the button “Login”. If the login is not successful, the guest will see a message box saying that the Username and Password is not correct or the Username does not exist. As a result of a successful login, the guest is presented with his profile with the set of operations he has been granted privileges to perform.</text:p>
      <text:list xml:id="list1618343219209758022" text:style-name="L1">
        <text:list-item>
          <text:p text:style-name="P53">With Logged-in user’s profile, user can view the recipes, upload, edit, delete and control his recipes. Logged-in user cannot make change to others users’ data or make change to his data submitted to server when creating the logged-in user account.</text:p>
        </text:list-item>
        <text:list-item>
          <text:p text:style-name="P45">Administrator’s profile is the default account and cannot be deleted. This is the only account that can access, apply all the settings as well as performs adding or removing recipes or users. </text:p>
        </text:list-item>
      </text:list>
      <text:p text:style-name="P46"><text:span text:style-name="Default_20_Paragraph_20_Font"><text:span text:style-name="T63">Alternative flow:</text:span></text:span> The guest is a logged-in user or the administrator. To assume one of those rules, the guest has to log in first (see use case: „<text:span text:style-name="Default_20_Paragraph_20_Font"><text:span text:style-name="T41">Log in</text:span></text:span>“)</text:p>
      <text:p text:style-name="P46"/>
      <text:h text:style-name="P51" text:outline-level="1">Use cases 2</text:h>
      <text:p text:style-name="P54">Delete user, delete recipes, maintain provided ingredient list, delete ingridients</text:p>
      <text:p text:style-name="P55"/>
      <text:p text:style-name="P46"><text:span text:style-name="Default_20_Paragraph_20_Font"><text:span text:style-name="T63">Title:</text:span></text:span> Delete user</text:p>
      <text:p text:style-name="P46"><text:span text:style-name="Default_20_Paragraph_20_Font"><text:span text:style-name="T63">Actors:</text:span></text:span> admin</text:p>
      <text:p text:style-name="P46"><text:span text:style-name="Default_20_Paragraph_20_Font"><text:span text:style-name="T63">Primary Actor:</text:span></text:span> admin</text:p>
      <text:p text:style-name="P46"><text:span text:style-name="Default_20_Paragraph_20_Font"><text:span text:style-name="T63">Precondition: </text:span></text:span>The guest has already logged in as an admin and is currently accessing a list of logged-in users.</text:p>
      <text:p text:style-name="P46"><text:span text:style-name="Default_20_Paragraph_20_Font"><text:span text:style-name="T63">Basic flow:</text:span></text:span> The admin clicks on shown users to view all the users. The users’ ID, Name,… and a button “Delete” are listed on the logged-in users list. The admin then can delete a user by pressing a button “Delete” on the most right column of the logged-in users list to delete its respective user.</text:p>
      <text:p text:style-name="P46"/>
      <text:p text:style-name="P46"/>
      <text:p text:style-name="P57"/>
      <text:p text:style-name="P46"><text:span text:style-name="Default_20_Paragraph_20_Font"><text:span text:style-name="T63">Title:</text:span></text:span> delete recipes</text:p>
      <text:p text:style-name="P46"><text:span text:style-name="Default_20_Paragraph_20_Font"><text:span text:style-name="T63">Actors:</text:span></text:span> logged-in user, admin</text:p>
      <text:p text:style-name="P46"><text:span text:style-name="Default_20_Paragraph_20_Font"><text:span text:style-name="T63">Primary Actor:</text:span></text:span> guest</text:p>
      <text:p text:style-name="P46"><text:span text:style-name="Default_20_Paragraph_20_Font"><text:span text:style-name="T63">Precondition: </text:span></text:span>The guest has already logged in and is currently viewing a list of recipes (see use case „<text:span text:style-name="Default_20_Paragraph_20_Font"><text:span text:style-name="T64">View recipe</text:span></text:span>“).</text:p>
      <text:p text:style-name="P46"><text:span text:style-name="Default_20_Paragraph_20_Font"><text:span text:style-name="T63">Basic flow:</text:span></text:span> The guest clicks on shown recipes to view all the recipes. The recipes’ ID, Name,… and a delete buttons are listed in a recipes list. There may be many recipes listed, so the guest may need to search (see use cases: „<text:span text:style-name="Default_20_Paragraph_20_Font"><text:span text:style-name="T41">Search for a recipe by name or Search for a recipe by</text:span></text:span> <text:span text:style-name="Default_20_Paragraph_20_Font"><text:span text:style-name="T41">ingredients</text:span></text:span>“) the recipe which he want to delete and then delete it by pressing a button “Delete” on the most right column of the recipes list to delete its respective recipe.</text:p>
      <text:p text:style-name="P46"><text:span text:style-name="Default_20_Paragraph_20_Font"><text:span text:style-name="T63">Alternative flow:</text:span></text:span> The guest is a logged-in user or the administrator. To assume one of those rules, the guest has to log in first (see use case: „<text:span text:style-name="Default_20_Paragraph_20_Font"><text:span text:style-name="T41">Log in</text:span></text:span>“)</text:p>
      <text:p text:style-name="P46"/>
      <text:p text:style-name="P46"><text:span text:style-name="Default_20_Paragraph_20_Font"><text:span text:style-name="T63">Title:</text:span></text:span> maintain provided ingredient list</text:p>
      <text:p text:style-name="P46"><text:span text:style-name="Default_20_Paragraph_20_Font"><text:span text:style-name="T63">Actors:</text:span></text:span> admin</text:p>
      <text:p text:style-name="P46"><text:span text:style-name="Default_20_Paragraph_20_Font"><text:span text:style-name="T63">Primary Actor:</text:span></text:span> admin</text:p>
      <text:p text:style-name="P46"><text:span text:style-name="Default_20_Paragraph_20_Font"><text:span text:style-name="T63">Precondition: </text:span></text:span>admin has already logged in and is currently viewing a list of ingredients.</text:p>
      <text:p text:style-name="P46"><text:span text:style-name="Default_20_Paragraph_20_Font"><text:span text:style-name="T63">Basic flow:</text:span></text:span> The admin clicks on shown ingredients list to view it. The provided ingredient may be duplicated or unacceptable. Unacceptable Ingredients refers to the ingredients that Whole Foods Market finds unacceptable in food products. The admin reserves the right to change this list at any time. The admin can delete those ingredients (see use case „<text:span text:style-name="Default_20_Paragraph_20_Font"><text:span text:style-name="T41"> Delete ingredients</text:span></text:span> “). </text:p>
      <text:p text:style-name="P56"/>
      <text:p text:style-name="P46"><text:span text:style-name="Default_20_Paragraph_20_Font"><text:span text:style-name="T63">Title:</text:span></text:span> Delete ingredients</text:p>
      <text:p text:style-name="P46"><text:span text:style-name="Default_20_Paragraph_20_Font"><text:span text:style-name="T63">Actors:</text:span></text:span> admin</text:p>
      <text:p text:style-name="P46"><text:span text:style-name="Default_20_Paragraph_20_Font"><text:span text:style-name="T63">Primary Actor:</text:span></text:span> admin</text:p>
      <text:p text:style-name="P46"><text:span text:style-name="Default_20_Paragraph_20_Font"><text:span text:style-name="T63">Precondition: </text:span></text:span>The guest has already logged in as an admin and is currently viewing a list of ingredients.</text:p>
      <text:p text:style-name="P46"><text:span text:style-name="Default_20_Paragraph_20_Font"><text:span text:style-name="T63">Basic flow:</text:span></text:span> The admin clicks on shown ingredients to view all the ingredients. The ingredients’ ID, Name,… and button “Delete” are listed on the ingredients list. The user can delete an ingredient by pressing a button “Delete” on the most right column of the ingredients list to delete its respective ingredient. </text:p>
      <text:p text:style-name="P56"/>
      <text:h text:style-name="P51" text:outline-level="1">Use cases 3</text:h>
      <text:p text:style-name="P54">Upload recipes with pictures</text:p>
      <text:p text:style-name="P56"/>
      <text:p text:style-name="P56"><text:span text:style-name="Default_20_Paragraph_20_Font"><text:span text:style-name="T63">Title:</text:span></text:span> Upload recipes</text:p>
      <text:p text:style-name="P46"><text:span text:style-name="Default_20_Paragraph_20_Font"><text:span text:style-name="T63">Actors:</text:span></text:span> logged-in user, admin</text:p>
      <text:p text:style-name="P46"><text:span text:style-name="Default_20_Paragraph_20_Font"><text:span text:style-name="T63">Primary Actor:</text:span></text:span> logged-in user</text:p>
      <text:p text:style-name="P46"><text:span text:style-name="Default_20_Paragraph_20_Font"><text:span text:style-name="T63">Precondition: </text:span></text:span>The user has already logged in (see use case „<text:span text:style-name="Default_20_Paragraph_20_Font"><text:span text:style-name="T41">Log in</text:span></text:span>“) and is currently viewing his profile.</text:p>
      <text:p text:style-name="P46"><text:span text:style-name="Default_20_Paragraph_20_Font"><text:span text:style-name="T63">Basic flow:</text:span></text:span> The user presses the button “Create new recipe list“ which is available in the user's profile. The user will then ask to fill in some information such as recipe’s name, description about the recipe and the name of ingredients needed. User can add pictures of the recipe by pressing a button “Select Image” to browse an image location on his Computer and then press the button “Upload” to upload the image. User can upload more than one image. After filled in all the required fields (such as recipe name, description and ingredients), user can press button “Upload Recipe” and that recipe will be available for other user to view it (see use case „<text:span text:style-name="Default_20_Paragraph_20_Font"><text:span text:style-name="T64">View recipe</text:span></text:span>“).</text:p>
      <text:p text:style-name="P46"><text:span text:style-name="Default_20_Paragraph_20_Font"><text:span text:style-name="T63">Alternative flow:</text:span></text:span> The guest is a logged-in user or the administrator. To assume one of those rules, the guest has to log in first (see use case: „<text:span text:style-name="Default_20_Paragraph_20_Font"><text:span text:style-name="T41">Log in</text:span></text:span>“)</text:p>
      <text:h text:style-name="P47" text:outline-level="1"><text:soft-page-break/>Use cases 4</text:h>
      <text:p text:style-name="P2">Search for recipes by i<text:span text:style-name="T60">ngredients</text:span> and recipe names and view them (for guests as well), <text:span text:style-name="T60">d</text:span>ownload of recipes</text:p>
      <text:p text:style-name="P1"/>
      <text:p text:style-name="P4">Title:<text:span text:style-name="T3"> View </text:span><text:span text:style-name="T22">r</text:span><text:span text:style-name="T3">ecipe</text:span></text:p>
      <text:p text:style-name="P4">Actors:<text:span text:style-name="T3"> logged-in user, admin, guest</text:span></text:p>
      <text:p text:style-name="P4">Primary Actor:<text:span text:style-name="T3"> guest</text:span></text:p>
      <text:p text:style-name="P8">Precondition: <text:span text:style-name="T49">A </text:span><text:span text:style-name="T57">general </text:span><text:span text:style-name="T49">list of recipes is shown.</text:span></text:p>
      <text:p text:style-name="P4">Basic flow:<text:span text:style-name="T3"> The guest clicks on a </text:span><text:span text:style-name="T12">shown </text:span><text:span text:style-name="T3">recipe to view it. The </text:span><text:span text:style-name="T6">guest is able to see the recipe details, which include the picture (if available), the ingredients, the instructions, the time needed to create the meal and the difficulty. </text:span><text:span text:style-name="T23">Buttons</text:span><text:span text:style-name="T16"> for downloading the recipe, </text:span><text:span text:style-name="T23">favoriting it and adding it to a personal recipe list are also shown.</text:span></text:p>
      <text:p text:style-name="P10"><text:span text:style-name="T40">Alternative flow:</text:span><text:span text:style-name="T6"> The guest is a logged-in user or the administrator. To assume one of those rules, the guest has to log in first (see use case: „</text:span><text:span text:style-name="T43">Log in</text:span><text:span text:style-name="T6">“)</text:span></text:p>
      <text:p text:style-name="P3"/>
      <text:p text:style-name="P3">Title: <text:span text:style-name="T4">Search for a recipe by name</text:span></text:p>
      <text:p text:style-name="P16"><text:span text:style-name="T36">A</text:span>ctors: <text:span text:style-name="T3">logged-in user, </text:span><text:span text:style-name="T7">admin, </text:span><text:span text:style-name="T3">guest</text:span></text:p>
      <text:p text:style-name="P3">Primary Actor: <text:span text:style-name="T4">guest</text:span></text:p>
      <text:p text:style-name="P24"><text:span text:style-name="T36">P</text:span>recondition:<text:span text:style-name="T3"> Some recipes are available in the database.</text:span></text:p>
      <text:p text:style-name="P16">Basic flow: <text:span text:style-name="T10">The guest chooses the search-option „Search by name“. He</text:span><text:span text:style-name="T5"> begins to enter the name of a recipe he wants to find into the </text:span><text:span text:style-name="T10">search-textfield</text:span><text:span text:style-name="T5"> of the website. After the third typed-in letter, names of available recipes, which contain the typed in sequence of letters, will be shown to the guest. He either chooses one of those names, which then becomes the new search-term, or continues typing to specify another search-term. After the guest has specified the name of the recipe he wants to search for, he presses the search-button </text:span><text:span text:style-name="T8">or Enter,</text:span><text:span text:style-name="T5"> and a list of all available recipes with the given or a similar name are shown to the user.</text:span><text:span text:style-name="T37"> Furthermore, recipe-specific information is shown additionally to the name. </text:span><text:span text:style-name="T38">This includes </text:span><text:span text:style-name="T37">the time it takes to complete the recipe, and the difficulty (</text:span><text:span text:style-name="T39">more? Maybe the picture?</text:span><text:span text:style-name="T37">).</text:span><text:span text:style-name="T5"> The </text:span><text:span text:style-name="T6">guest</text:span><text:span text:style-name="T5"> can then peruse the list </text:span><text:span text:style-name="T6">and click on the recipe he wants to view. The recipe view is then opened </text:span><text:span text:style-name="T7">(see use case „View recipe“).</text:span></text:p>
      <text:p text:style-name="P11"><text:span text:style-name="T40">A</text:span>lternative flow: <text:span text:style-name="T3">The guest is a logged-in user or the administrator. To assume one of those rules, the guest has to log in first (see use case: „</text:span><text:span text:style-name="T42">Log in</text:span><text:span text:style-name="T3">“)</text:span></text:p>
      <text:p text:style-name="P16"/>
      <text:p text:style-name="P26">Title: <text:span text:style-name="T4">Search for a recipe by </text:span><text:span text:style-name="T9">ingredients</text:span></text:p>
      <text:p text:style-name="P17">Actors: <text:span text:style-name="T3">logged-in user, </text:span><text:span text:style-name="T7">admin, </text:span><text:span text:style-name="T3">guest</text:span></text:p>
      <text:p text:style-name="P26">Primary Actor: <text:span text:style-name="T4">guest</text:span></text:p>
      <text:p text:style-name="P25"><text:span text:style-name="T36">Precondition:</text:span><text:span text:style-name="T4"> Some recipes are available in the database.</text:span></text:p>
      <text:p text:style-name="P18">Basic flow: <text:span text:style-name="T10">The guest chooses the search-option „Search by ingredients“. He will be presented with a list of available ingredients, and also a search-textfield in which he can search for an ingredient by name. The guest then chooses the ingredients he wants the recipe to contain, and press</text:span><text:span text:style-name="T5">es the search-button </text:span><text:span text:style-name="T8">or Enter,</text:span><text:span text:style-name="T5"> and a list of all available recipes </text:span><text:span text:style-name="T10">containing the specified ingredients </text:span><text:span text:style-name="T5">are shown to the user.</text:span><text:span text:style-name="T37"> Furthermore, recipe-specific information is shown additionally to the name. </text:span><text:span text:style-name="T38">This includes </text:span><text:span text:style-name="T37">the time it takes to complete the recipe, and the difficulty (</text:span><text:span text:style-name="T39">more? Maybe the picture?</text:span><text:span text:style-name="T37">).</text:span><text:span text:style-name="T5"> The </text:span><text:span text:style-name="T6">guest</text:span><text:span text:style-name="T5"> can then pers</text:span><text:span text:style-name="T28">u</text:span><text:span text:style-name="T5">e the list </text:span><text:span text:style-name="T6">and click on the recipe he wants to view. The recipe view is then opened </text:span><text:span text:style-name="T7">(see use case „View recipe“).</text:span></text:p>
      <text:p text:style-name="P10"><text:span text:style-name="T40">A</text:span>lternative flow: <text:span text:style-name="T3">The guest is a logged-in user or the administrator. To assume one of those rules, the guest has to log in first (see use case: „</text:span><text:span text:style-name="T42">Log in</text:span><text:span text:style-name="T3">“)</text:span></text:p>
      <text:p text:style-name="P10"/>
      <text:p text:style-name="P10"/>
      <text:p text:style-name="P10"/>
      <text:p text:style-name="P10"/>
      <text:p text:style-name="P27">Title: <text:span text:style-name="T11">Download a recipe</text:span></text:p>
      <text:p text:style-name="P19"><text:soft-page-break/>Actors: <text:span text:style-name="T3">logged-in user, </text:span><text:span text:style-name="T7">admin, </text:span><text:span text:style-name="T3">guest</text:span></text:p>
      <text:p text:style-name="P28">Primary Actor: <text:span text:style-name="T4">guest</text:span></text:p>
      <text:p text:style-name="P29"><text:span text:style-name="T36">P</text:span>recondition: <text:span text:style-name="T13">A recipe is </text:span><text:span text:style-name="T14">being</text:span><text:span text:style-name="T13"> viewed (see use case „View </text:span><text:span text:style-name="T24">r</text:span><text:span text:style-name="T13">ecipe“).</text:span></text:p>
      <text:p text:style-name="P20">Basic flow: <text:span text:style-name="T12">The guest </text:span><text:span text:style-name="T14">clicks on the „Download Recipe“ button. The guest will be asked to choose a destination for the recipe-file. </text:span><text:span text:style-name="T25">The recipe is then saved to the local file system.</text:span></text:p>
      <text:p text:style-name="P12"><text:span text:style-name="T40">Alternative flow:</text:span><text:span text:style-name="T14"> The guest is a logged-in user or the administrator. To assume one of those rules, the guest has to log in first (see use case: „</text:span><text:span text:style-name="T44">Log in</text:span><text:span text:style-name="T14">“)</text:span></text:p>
      <text:h text:style-name="P48" text:outline-level="1"><text:span text:style-name="T58">U</text:span>se cases 5</text:h>
      <text:p text:style-name="P41">Favorite recipes, create lists of recipes</text:p>
      <text:p text:style-name="P27">Title: <text:span text:style-name="T11">Favorite a recipe</text:span></text:p>
      <text:p text:style-name="P20">Actors: <text:span text:style-name="T15">logged-in user, admin</text:span></text:p>
      <text:p text:style-name="P27">Primary Actor: <text:span text:style-name="T15">logged-in user</text:span></text:p>
      <text:p text:style-name="P30"><text:span text:style-name="T59">P</text:span>recondition: <text:span text:style-name="T3">The user has already logged in (see use case „</text:span><text:span text:style-name="T42">Log in</text:span><text:span text:style-name="T3">“) and is currently viewing a recipe (see use case „View Recipe“).</text:span></text:p>
      <text:p text:style-name="P20">Basic flow: <text:span text:style-name="T16">The user clicks the „Favorite this recipe“ button. </text:span><text:span text:style-name="T17">The recipe will be added to the user's favorites, which are accessible from the user's profile, and the „Favorite this recipe“ button changes to „Don't favorite this recipe anymore“. </text:span></text:p>
      <text:p text:style-name="P20"/>
      <text:p text:style-name="P27">Title: <text:span text:style-name="T11">Create a list of recipes</text:span></text:p>
      <text:p text:style-name="P20">Actors: <text:span text:style-name="T17">logged-in user, admin</text:span></text:p>
      <text:p text:style-name="P27">Primary Actor: <text:span text:style-name="T17">logged-in user</text:span></text:p>
      <text:p text:style-name="P31">Precondition: <text:span text:style-name="T15">The user has already logged in (see use case „</text:span><text:span text:style-name="T45">Log in</text:span><text:span text:style-name="T15">“) </text:span><text:span text:style-name="T3">and is currently viewing his profile.</text:span></text:p>
      <text:p text:style-name="P20">Basic flow: <text:span text:style-name="T50">The user presses the button „Create new recipe list“ available in the user's profile. The user will then define the name of the new list as well as an optional short description of the list. </text:span><text:span text:style-name="T51">In the profile a list of all created recipe lists is shown, and the newly created, empty one is added to this list. </text:span></text:p>
      <text:p text:style-name="P20"/>
      <text:p text:style-name="P35">Title: <text:span text:style-name="T19">Add a recipe to a recipe list</text:span></text:p>
      <text:p text:style-name="P21">Actors: <text:span text:style-name="T17">logged-in user, admin</text:span></text:p>
      <text:p text:style-name="P35">Primary Actor: <text:span text:style-name="T17">logged-in user</text:span></text:p>
      <text:p text:style-name="P32">Precondition: <text:span text:style-name="T15">The user has already logged in (see use case „</text:span><text:span text:style-name="T45">Log in</text:span><text:span text:style-name="T15">“)</text:span><text:span text:style-name="T19"> and is viewing a recipe </text:span><text:span text:style-name="T20">(see use case „View recipe“)</text:span><text:span text:style-name="T19">.</text:span></text:p>
      <text:p text:style-name="P21"><text:span text:style-name="T47">Basic flow: </text:span><text:span text:style-name="T52">The user presses the „Add this recipe to one of your lists“ button, and will then choose the list he wants to add the recipe to. He can choose all already created lists, </text:span><text:span text:style-name="T53">or he can choose the option „Create new list and add this recipe“ to create a new list (see use case „Create a list of recipes“) and automatically add the chosen recipe to it.</text:span></text:p>
      <text:p text:style-name="P21"/>
      <text:p text:style-name="P36">Title:<text:span text:style-name="T18"> </text:span><text:span text:style-name="T21">View recipe list</text:span></text:p>
      <text:p text:style-name="P22">Actors: <text:span text:style-name="T17">logged-in user, admin</text:span></text:p>
      <text:p text:style-name="P36">Primary Actor: <text:span text:style-name="T17">logged-in user</text:span></text:p>
      <text:p text:style-name="P33">Precondition: <text:span text:style-name="T15">The user has already logged in (see use case „</text:span><text:span text:style-name="T45">Log in</text:span><text:span text:style-name="T15">“) </text:span><text:span text:style-name="T3">and is currently viewing his profile.</text:span></text:p>
      <text:p text:style-name="P22"><text:span text:style-name="T48">Basic flow: </text:span><text:span text:style-name="T56">The users clicks on one of the already created recipe lists shown in the user's profile. A detailed view of the list is shown. This includes the total number of recipes in this list as well as a lineup of all recipes contained. </text:span></text:p>
      <text:p text:style-name="P20"/>
      <text:p text:style-name="P37">Title: <text:span text:style-name="T18">Edit list of recipes</text:span></text:p>
      <text:p text:style-name="P23"><text:soft-page-break/>Actors: <text:span text:style-name="T17">logged-in user, admin</text:span></text:p>
      <text:p text:style-name="P37">Primary Actor: <text:span text:style-name="T17">logged-in user</text:span></text:p>
      <text:p text:style-name="P34">Precondition: <text:span text:style-name="T15">The user has already logged in (see use case „</text:span><text:span text:style-name="T45">Log in</text:span><text:span text:style-name="T15">“) </text:span><text:span text:style-name="T3">and is currently viewing his profile.</text:span></text:p>
      <text:p text:style-name="P23"><text:span text:style-name="T46">Basic flow:</text:span><text:span text:style-name="T49"> </text:span><text:span text:style-name="T54">The user chooses to view an already created recipe list in detail (see use case „View recipe list“). </text:span><text:span text:style-name="T55">All recipes contained in this list are shown. The user can choose for each of those recipes whether he wants to remove them from the list</text:span></text:p>
      <text:p text:style-name="P23"/>
      <text:h text:style-name="P49" text:outline-level="1">Use cases <text:span text:style-name="T61">6</text:span></text:h>
      <text:p text:style-name="P42">Create shoppling lists of one or more recipes </text:p>
      <text:p text:style-name="P39"/>
      <text:p text:style-name="P5">Title:<text:span text:style-name="T3"> </text:span><text:span text:style-name="T26">Create </text:span><text:span text:style-name="T29">a </text:span><text:span text:style-name="T26">shopping list</text:span></text:p>
      <text:p text:style-name="P5">Actors:<text:span text:style-name="T3"> logged-in user, admin</text:span></text:p>
      <text:p text:style-name="P5">Primary Actor:<text:span text:style-name="T3"> </text:span><text:span text:style-name="T27">logged-in user</text:span></text:p>
      <text:p text:style-name="P9">Precondition: <text:span text:style-name="T15">The </text:span><text:span text:style-name="T29">user</text:span><text:span text:style-name="T15"> has already logged in (see use case „</text:span><text:span text:style-name="T45">Log in</text:span><text:span text:style-name="T15">“) </text:span><text:span text:style-name="T29">and </text:span><text:span text:style-name="T15">and is currently viewing a recipe (see use case „View Recipe“).</text:span></text:p>
      <text:p text:style-name="P6">Basic flow:<text:span text:style-name="T3"> The </text:span><text:span text:style-name="T29">user </text:span><text:span text:style-name="T3">clicks on “</text:span><text:span text:style-name="T29">Create shopping list</text:span><text:span text:style-name="T3">” </text:span><text:span text:style-name="T29">button and a list with the necessary ingredients will be shown and can be downloaded. The amount of each ingredient from the recipe will be shown in the list. </text:span></text:p>
      <text:p text:style-name="P14"><text:span text:style-name="T40">Alternative flow:</text:span><text:span text:style-name="T6"> </text:span><text:span text:style-name="T29">The logged-in user can decide which ingredients are really necessary and can unselect the parts which should not appear on the shopping-list.</text:span></text:p>
      <text:p text:style-name="P13"/>
      <text:p text:style-name="P6">Title:<text:span text:style-name="T3"> </text:span><text:span text:style-name="T26">Create </text:span><text:span text:style-name="T29">a </text:span><text:span text:style-name="T26">shopping list </text:span><text:span text:style-name="T29">using several recipes</text:span></text:p>
      <text:p text:style-name="P6">Actors:<text:span text:style-name="T3"> logged-in user, admin</text:span></text:p>
      <text:p text:style-name="P6">Primary Actor:<text:span text:style-name="T3"> </text:span><text:span text:style-name="T27">logged-in user</text:span></text:p>
      <text:p text:style-name="P9">Precondition: <text:span text:style-name="T15">The </text:span><text:span text:style-name="T29">user</text:span><text:span text:style-name="T15"> has already logged in (see use case „</text:span><text:span text:style-name="T45">Log in</text:span><text:span text:style-name="T15">“) </text:span><text:span text:style-name="T29">and</text:span><text:span text:style-name="T15"> is currently viewing a </text:span><text:span text:style-name="T29">list of </text:span><text:span text:style-name="T15">recipe</text:span><text:span text:style-name="T29">s</text:span></text:p>
      <text:p text:style-name="P6">Basic flow:<text:span text:style-name="T3"> The </text:span><text:span text:style-name="T29">user </text:span><text:span text:style-name="T3">clicks on “</text:span><text:span text:style-name="T29">Create shopping list</text:span><text:span text:style-name="T3">” </text:span><text:span text:style-name="T29">button and a list with the necessary ingredients for all recipes in the list will be shown and can be downloaded. The amount of each ingredient from all the recipes will be shown in the list. </text:span></text:p>
      <text:p text:style-name="P14"><text:span text:style-name="T40">Alternative flow:</text:span><text:span text:style-name="T6"> </text:span><text:span text:style-name="T29">The logged-in user can decide which ingredients are really necessary and can unselect the parts which should not appear on the shopping-list. The logged-in user can also decide which recipes from the list should be used for the shopping list.</text:span></text:p>
      <text:p text:style-name="P14"/>
      <text:h text:style-name="P50" text:outline-level="1">Use cases <text:span text:style-name="T62">7</text:span></text:h>
      <text:p text:style-name="P40"><text:span text:style-name="T1">Manage </text:span><text:span text:style-name="T2">a meal-plan</text:span></text:p>
      <text:p text:style-name="P43"/>
      <text:p text:style-name="P6">Title:<text:span text:style-name="T3"> </text:span><text:span text:style-name="T30">Add to </text:span><text:span text:style-name="T29">meal-plan</text:span></text:p>
      <text:p text:style-name="P6">Actors:<text:span text:style-name="T3"> logged-in user, admin</text:span></text:p>
      <text:p text:style-name="P6">Primary Actor:<text:span text:style-name="T3"> </text:span><text:span text:style-name="T27">logged-in user</text:span></text:p>
      <text:p text:style-name="P9">Precondition: <text:span text:style-name="T15">The </text:span><text:span text:style-name="T29">user</text:span><text:span text:style-name="T15"> has already logged in (see use case „</text:span><text:span text:style-name="T45">Log in</text:span><text:span text:style-name="T15">“) </text:span><text:span text:style-name="T29">and </text:span><text:span text:style-name="T15">is currently viewing a recipe (see use case „View Recipe“).</text:span></text:p>
      <text:p text:style-name="P7">Basic flow:<text:span text:style-name="T3"> The </text:span><text:span text:style-name="T29">user </text:span><text:span text:style-name="T3">clicks on “</text:span><text:span text:style-name="T30">Add to meal plan</text:span><text:span text:style-name="T3">” </text:span><text:span text:style-name="T29">button </text:span><text:span text:style-name="T30">and has to choose a day (1 to 7) and </text:span><text:span text:style-name="T31">either</text:span><text:span text:style-name="T30"> breakfast, lunch or dinner and returns back to the recipe.</text:span></text:p>
      <text:p text:style-name="P14"><text:span text:style-name="T40">Alternative flow:</text:span><text:span text:style-name="T6"> </text:span><text:span text:style-name="T30">none</text:span></text:p>
      <text:p text:style-name="P14"/>
      <text:p text:style-name="P6">Title:<text:span text:style-name="T3"> </text:span><text:span text:style-name="T31">View</text:span><text:span text:style-name="T30"> a meal-plan</text:span></text:p>
      <text:p text:style-name="P6">Actors:<text:span text:style-name="T3"> logged-in user, admin</text:span></text:p>
      <text:p text:style-name="P6">Primary Actor:<text:span text:style-name="T3"> </text:span><text:span text:style-name="T27">logged-in user</text:span></text:p>
      <text:p text:style-name="P9"><text:soft-page-break/>Precondition: <text:span text:style-name="T15">The </text:span><text:span text:style-name="T29">user</text:span><text:span text:style-name="T15"> has already logged in (see use case „</text:span><text:span text:style-name="T45">Log in</text:span><text:span text:style-name="T15">“) </text:span><text:span text:style-name="T30">and used the menu “meal-plan”. </text:span><text:span text:style-name="T34">(or only from the user profile?) </text:span><text:span text:style-name="T35">Every user has an empty meal-plan from the beginning?</text:span></text:p>
      <text:p text:style-name="P7">Basic flow:<text:span text:style-name="T3"> </text:span><text:span text:style-name="T30">An existing meal-plan is provided for the user </text:span><text:span text:style-name="T32">which is either empty or contains </text:span><text:span text:style-name="T30">already </text:span><text:span text:style-name="T32">added </text:span><text:span text:style-name="T30">recipes. For example in day 1 there is one or more recipes for breakfast, lunch or dinner. The user can select a recipe and delete it from the plan. </text:span></text:p>
      <text:p text:style-name="P15"><text:span text:style-name="T40">Alternative flow:</text:span><text:span text:style-name="T7"> </text:span><text:span text:style-name="T30">The logged-in user can click on “</text:span><text:span text:style-name="T33">Empty</text:span><text:span text:style-name="T30"> meal-plan” button in order to delete content of the the whole </text:span><text:span text:style-name="T33">meal-</text:span><text:span text:style-name="T30">plan. </text:span></text:p>
      <text:p text:style-name="P38"><text:span text:style-name="T30">(</text:span><text:span text:style-name="T3">Data design should consider that a user can have more than 1 plan, but just to be flexible and not as a mandatory fea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1" svg:font-family="FreeSans" style:font-family-generic="roman"/>
    <style:font-face style:name="FreeSans2"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126in" style:writing-mode="lr-tb"/>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WW_5f_CharLFO1LVL1" style:display-name="WW_CharLFO1LVL1" style:family="text">
      <style:text-properties style:font-name="Liberation Serif" fo:font-family="'Liberation Serif'" style:font-family-generic="roman" style:font-pitch="variable" style:font-name-asian="Droid Sans Fallback" style:font-family-asian="'Droid Sans Fallback'" style:font-family-generic-asian="system" style:font-pitch-asian="variable" style:font-name-complex="FreeSans1" style:font-family-complex="FreeSans" style:font-family-generic-complex="roman"/>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1T10:30:29.509678875</meta:creation-date>
    <dc:date>2015-03-24T08:24:49.019745940</dc:date>
    <meta:editing-duration>PT4H55M22S</meta:editing-duration>
    <meta:editing-cycles>48</meta:editing-cycles>
    <meta:generator>LibreOffice/4.2.7.2$Linux_X86_64 LibreOffice_project/420m0$Build-2</meta:generator>
    <meta:document-statistic meta:table-count="0" meta:image-count="0" meta:object-count="0" meta:page-count="6" meta:paragraph-count="128" meta:word-count="2414" meta:character-count="14006" meta:non-whitespace-character-count="11711"/>
  </office:meta>
</office:document-meta>
</file>